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2" style:parent-style-name="Normal" style:family="paragraph">
      <style:paragraph-properties fo:margin-top="0.0694in" fo:margin-bottom="0.2in" fo:line-height="100%"/>
    </style:style>
    <style:style style:name="T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4"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7"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0" style:parent-style-name="Normal" style:family="paragraph">
      <style:paragraph-properties fo:margin-top="0.3333in" fo:margin-bottom="0in" fo:line-height="100%"/>
      <style:text-properties style:font-name="Arial" style:font-name-asian="Times New Roman" style:font-name-complex="Arial" fo:font-weight="bold" style:font-weight-asian="bold" style:font-weight-complex="bold" fo:color="#234C5E" fo:letter-spacing="0.002in" fo:font-size="14.5pt" style:font-size-asian="14.5pt" style:font-size-complex="14.5pt" style:language-asian="en" style:country-asian="IE"/>
    </style:style>
    <style:style style:name="P11" style:parent-style-name="Normal" style:family="paragraph">
      <style:paragraph-properties fo:margin-top="0.0694in" fo:margin-bottom="0.2in" fo:line-height="100%"/>
    </style:style>
    <style:style style:name="T1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3" style:parent-style-name="DefaultParagraphFont" style:family="text">
      <style:text-properties style:font-name="Arial" style:font-name-asian="Times New Roman" style:font-name-complex="Arial" fo:font-style="italic" style:font-style-asian="italic" style:font-style-complex="italic" fo:color="#404040" fo:letter-spacing="0.002in" fo:font-size="13pt" style:font-size-asian="13pt" style:font-size-complex="13pt" style:language-asian="en" style:country-asian="IE"/>
    </style:style>
    <style:style style:name="T1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5" style:parent-style-name="DefaultParagraphFont" style:family="text">
      <style:text-properties style:font-name="Arial" style:font-name-asian="Times New Roman" style:font-name-complex="Arial" fo:font-style="italic" style:font-style-asian="italic" style:font-style-complex="italic" fo:color="#404040" fo:letter-spacing="0.002in" fo:font-size="13pt" style:font-size-asian="13pt" style:font-size-complex="13pt" style:language-asian="en" style:country-asian="IE"/>
    </style:style>
    <style:style style:name="T1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7" style:parent-style-name="Normal" style:family="paragraph">
      <style:paragraph-properties fo:margin-top="0.0694in" fo:margin-bottom="0.0694in" fo:line-height="100%" fo:margin-left="0in">
        <style:tab-stops>
          <style:tab-stop style:type="left" style:position="0.5in"/>
        </style:tab-stops>
      </style:paragraph-properties>
    </style:style>
    <style:style style:name="T1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9" style:parent-style-name="DefaultParagraphFont" style:family="text">
      <style:text-properties style:font-name="Arial" style:font-name-asian="Times New Roman" style:font-name-complex="Arial" fo:font-style="italic" style:font-style-asian="italic" style:font-style-complex="italic" fo:color="#404040" fo:letter-spacing="0.002in" fo:font-size="13pt" style:font-size-asian="13pt" style:font-size-complex="13pt" style:language-asian="en" style:country-asian="IE"/>
    </style:style>
    <style:style style:name="T2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2" style:parent-style-name="Normal" style:family="paragraph">
      <style:paragraph-properties fo:margin-top="0.0694in" fo:margin-bottom="0.0694in" fo:line-height="100%" fo:margin-left="0in">
        <style:tab-stops>
          <style:tab-stop style:type="left" style:position="0.5in"/>
        </style:tab-stops>
      </style:paragraph-properties>
    </style:style>
    <style:style style:name="T2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4" style:parent-style-name="DefaultParagraphFont" style:family="text">
      <style:text-properties style:font-name="Arial" style:font-name-asian="Times New Roman" style:font-name-complex="Arial" fo:font-style="italic" style:font-style-asian="italic" style:font-style-complex="italic" fo:color="#404040" fo:letter-spacing="0.002in" fo:font-size="13pt" style:font-size-asian="13pt" style:font-size-complex="13pt" style:language-asian="en" style:country-asian="IE"/>
    </style:style>
    <style:style style:name="T2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6" style:parent-style-name="Normal" style:family="paragraph">
      <style:paragraph-properties fo:margin-top="0.0694in" fo:margin-bottom="0.2in" fo:line-height="100%"/>
      <style:text-properties style:font-name="Arial" style:font-name-asian="Times New Roman" style:font-name-complex="Arial" fo:color="#404040" fo:letter-spacing="0.002in" fo:font-size="13pt" style:font-size-asian="13pt" style:font-size-complex="13pt" style:language-asian="en" style:country-asian="IE"/>
    </style:style>
    <style:style style:name="P27" style:parent-style-name="Normal" style:family="paragraph">
      <style:paragraph-properties fo:margin-top="0.0694in" fo:margin-bottom="0.2in" fo:line-height="100%"/>
    </style:style>
    <style:style style:name="T2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9"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3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3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3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3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3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35"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3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37" style:parent-style-name="Normal" style:family="paragraph">
      <style:paragraph-properties fo:margin-top="0.3333in" fo:margin-bottom="0in" fo:line-height="100%"/>
      <style:text-properties style:font-name="Arial" style:font-name-asian="Times New Roman" style:font-name-complex="Arial" fo:font-weight="bold" style:font-weight-asian="bold" style:font-weight-complex="bold" fo:color="#234C5E" fo:letter-spacing="0.002in" fo:font-size="14.5pt" style:font-size-asian="14.5pt" style:font-size-complex="14.5pt" style:language-asian="en" style:country-asian="IE"/>
    </style:style>
    <style:style style:name="P38" style:parent-style-name="Normal" style:family="paragraph">
      <style:paragraph-properties fo:margin-top="0.0694in" fo:margin-bottom="0.2in" fo:line-height="100%"/>
    </style:style>
    <style:style style:name="T3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40"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4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42" style:parent-style-name="Normal" style:family="paragraph">
      <style:paragraph-properties fo:margin-top="0.0694in" fo:margin-bottom="0.2in" fo:line-height="100%"/>
      <style:text-properties style:font-name="Arial" style:font-name-asian="Times New Roman" style:font-name-complex="Arial" fo:color="#404040" fo:letter-spacing="0.002in" fo:font-size="13pt" style:font-size-asian="13pt" style:font-size-complex="13pt" style:language-asian="en" style:country-asian="IE"/>
    </style:style>
    <style:style style:name="P43" style:parent-style-name="Normal" style:family="paragraph">
      <style:paragraph-properties fo:margin-top="0.0694in" fo:margin-bottom="0.0694in" fo:line-height="100%" fo:margin-left="0in">
        <style:tab-stops>
          <style:tab-stop style:type="left" style:position="0.5in"/>
        </style:tab-stops>
      </style:paragraph-properties>
    </style:style>
    <style:style style:name="T44"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4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46"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47" style:parent-style-name="Normal" style:family="paragraph">
      <style:paragraph-properties fo:margin-top="0.0694in" fo:margin-bottom="0.0694in" fo:line-height="100%" fo:margin-left="0in">
        <style:tab-stops>
          <style:tab-stop style:type="left" style:position="0.5in"/>
        </style:tab-stops>
      </style:paragraph-properties>
    </style:style>
    <style:style style:name="T4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4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50"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5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52"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P53"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54" style:parent-style-name="Normal" style:family="paragraph">
      <style:paragraph-properties fo:margin-top="0.0694in" fo:margin-bottom="0.2in" fo:line-height="100%"/>
    </style:style>
    <style:style style:name="T5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56"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5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5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59" style:parent-style-name="Normal" style:family="paragraph">
      <style:paragraph-properties fo:margin-top="0.0694in" fo:margin-bottom="0.2in" fo:line-height="100%"/>
    </style:style>
    <style:style style:name="T6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6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62"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P63"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64" style:parent-style-name="Normal" style:family="paragraph">
      <style:paragraph-properties fo:margin-top="0.0694in" fo:margin-bottom="0.2in" fo:line-height="100%"/>
    </style:style>
    <style:style style:name="T6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6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67" style:parent-style-name="DefaultParagraphFont" style:family="text">
      <style:text-properties style:font-name="Arial" style:font-name-asian="Times New Roman" style:font-name-complex="Arial" fo:font-weight="bold" style:font-weight-asian="bold" style:font-weight-complex="bold" fo:color="#404040" fo:letter-spacing="0.002in" fo:font-size="13pt" style:font-size-asian="13pt" style:font-size-complex="13pt" style:language-asian="en" style:country-asian="IE"/>
    </style:style>
    <style:style style:name="T6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69" style:parent-style-name="Normal" style:family="paragraph">
      <style:paragraph-properties fo:margin-top="0.0694in" fo:margin-bottom="0.2in" fo:line-height="100%"/>
      <style:text-properties style:font-name="Arial" style:font-name-asian="Times New Roman" style:font-name-complex="Arial" fo:color="#404040" fo:letter-spacing="0.002in" fo:font-size="13pt" style:font-size-asian="13pt" style:font-size-complex="13pt" style:language-asian="en" style:country-asian="IE"/>
    </style:style>
    <style:style style:name="P70"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71"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72"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73"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74"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75" style:parent-style-name="Normal" style:family="paragraph">
      <style:paragraph-properties fo:margin-top="0.0694in" fo:margin-bottom="0.2in" fo:line-height="100%"/>
    </style:style>
    <style:style style:name="T7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77"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7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79" style:parent-style-name="Normal" style:family="paragraph">
      <style:paragraph-properties fo:margin-top="0.0694in" fo:margin-bottom="0.2in" fo:line-height="100%"/>
      <style:text-properties style:font-name="Arial" style:font-name-asian="Times New Roman" style:font-name-complex="Arial" fo:color="#404040" fo:letter-spacing="0.002in" fo:font-size="13pt" style:font-size-asian="13pt" style:font-size-complex="13pt" style:language-asian="en" style:country-asian="IE"/>
    </style:style>
    <style:style style:name="P80" style:parent-style-name="Normal" style:family="paragraph">
      <style:paragraph-properties fo:margin-top="0.0694in" fo:margin-bottom="0.2in" fo:line-height="100%"/>
    </style:style>
    <style:style style:name="T8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8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8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8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8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86"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8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88" style:parent-style-name="Normal" style:family="paragraph">
      <style:paragraph-properties fo:margin-top="0.3333in" fo:margin-bottom="0in" fo:line-height="100%"/>
      <style:text-properties style:font-name="Arial" style:font-name-asian="Times New Roman" style:font-name-complex="Arial" fo:font-weight="bold" style:font-weight-asian="bold" style:font-weight-complex="bold" fo:color="#234C5E" fo:letter-spacing="0.002in" fo:font-size="14.5pt" style:font-size-asian="14.5pt" style:font-size-complex="14.5pt" style:language-asian="en" style:country-asian="IE"/>
    </style:style>
    <style:style style:name="P89" style:parent-style-name="Normal" style:family="paragraph">
      <style:paragraph-properties fo:margin-top="0.0694in" fo:margin-bottom="0.2in" fo:line-height="100%"/>
    </style:style>
    <style:style style:name="T9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9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9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9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9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95"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9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9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98" style:parent-style-name="Normal" style:family="paragraph">
      <style:paragraph-properties fo:margin-top="0.3333in" fo:margin-bottom="0in" fo:line-height="100%"/>
      <style:text-properties style:font-name="Arial" style:font-name-asian="Times New Roman" style:font-name-complex="Arial" fo:font-weight="bold" style:font-weight-asian="bold" style:font-weight-complex="bold" fo:color="#234C5E" fo:letter-spacing="0.002in" fo:font-size="14.5pt" style:font-size-asian="14.5pt" style:font-size-complex="14.5pt" style:language-asian="en" style:country-asian="IE"/>
    </style:style>
    <style:style style:name="P99" style:parent-style-name="Normal" style:family="paragraph">
      <style:paragraph-properties fo:margin-top="0.0694in" fo:margin-bottom="0.2in" fo:line-height="100%"/>
    </style:style>
    <style:style style:name="T10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0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0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0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0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05" style:parent-style-name="Normal" style:family="paragraph">
      <style:paragraph-properties fo:margin-top="0.3333in" fo:margin-bottom="0in" fo:line-height="100%"/>
      <style:text-properties style:font-name="Arial" style:font-name-asian="Times New Roman" style:font-name-complex="Arial" fo:font-weight="bold" style:font-weight-asian="bold" style:font-weight-complex="bold" fo:color="#234C5E" fo:letter-spacing="0.002in" fo:font-size="14.5pt" style:font-size-asian="14.5pt" style:font-size-complex="14.5pt" style:language-asian="en" style:country-asian="IE"/>
    </style:style>
    <style:style style:name="P106" style:parent-style-name="Normal" style:family="paragraph">
      <style:paragraph-properties fo:margin-top="0.0694in" fo:margin-bottom="0.2in" fo:line-height="100%"/>
    </style:style>
    <style:style style:name="T10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08"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0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10"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1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1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13" style:parent-style-name="Normal" style:family="paragraph">
      <style:paragraph-properties fo:margin-top="0.0694in" fo:margin-bottom="0.2in" fo:line-height="100%"/>
    </style:style>
    <style:style style:name="T11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1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16"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1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18"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1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20"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2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22"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2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24"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2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26"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127" style:parent-style-name="Normal" style:family="paragraph">
      <style:paragraph-properties fo:margin-top="0.0694in" fo:margin-bottom="0.2in" fo:line-height="100%"/>
    </style:style>
    <style:style style:name="T12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2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30"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3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3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3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3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35"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3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37"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38"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3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40"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141" style:parent-style-name="Normal" style:family="paragraph">
      <style:paragraph-properties fo:margin-top="0.0694in" fo:margin-bottom="0.2in" fo:line-height="100%"/>
    </style:style>
    <style:style style:name="T14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4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4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4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4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47"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48"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49"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150" style:parent-style-name="Normal" style:family="paragraph">
      <style:paragraph-properties fo:margin-top="0.0694in" fo:margin-bottom="0.2in" fo:line-height="100%"/>
      <style:text-properties style:font-name="Arial" style:font-name-asian="Times New Roman" style:font-name-complex="Arial" fo:color="#404040" fo:letter-spacing="0.002in" fo:font-size="13pt" style:font-size-asian="13pt" style:font-size-complex="13pt" style:language-asian="en" style:country-asian="IE"/>
    </style:style>
    <style:style style:name="P151" style:parent-style-name="Normal" style:family="paragraph">
      <style:paragraph-properties fo:margin-top="0.0694in" fo:margin-bottom="0.2in" fo:line-height="100%"/>
    </style:style>
    <style:style style:name="T15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5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54"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5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56"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5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58" style:parent-style-name="Normal" style:family="paragraph">
      <style:paragraph-properties fo:margin-top="0.0694in" fo:margin-bottom="0.2in" fo:line-height="100%"/>
    </style:style>
    <style:style style:name="T15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6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6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6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6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64"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165" style:parent-style-name="Normal" style:family="paragraph">
      <style:paragraph-properties fo:margin-top="0.0694in" fo:margin-bottom="0.2in" fo:line-height="100%"/>
    </style:style>
    <style:style style:name="T16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6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68"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69"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7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71"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72"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73"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74"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75"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76" style:parent-style-name="Normal" style:family="paragraph">
      <style:paragraph-properties fo:margin-top="0.0694in" fo:margin-bottom="0.0694in" fo:line-height="100%" fo:margin-left="0in">
        <style:tab-stops>
          <style:tab-stop style:type="left" style:position="0.5in"/>
        </style:tab-stops>
      </style:paragraph-properties>
      <style:text-properties style:font-name="Arial" style:font-name-asian="Times New Roman" style:font-name-complex="Arial" fo:color="#404040" fo:letter-spacing="0.002in" fo:font-size="13pt" style:font-size-asian="13pt" style:font-size-complex="13pt" style:language-asian="en" style:country-asian="IE"/>
    </style:style>
    <style:style style:name="P177" style:parent-style-name="Normal" style:family="paragraph">
      <style:paragraph-properties fo:margin-top="0.0694in" fo:margin-bottom="0.2in" fo:line-height="100%"/>
    </style:style>
    <style:style style:name="T17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7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8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8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8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83"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184" style:parent-style-name="Normal" style:family="paragraph">
      <style:paragraph-properties fo:margin-top="0.0694in" fo:margin-bottom="0.2in" fo:line-height="100%"/>
    </style:style>
    <style:style style:name="T18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8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87"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8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8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90" style:parent-style-name="Normal" style:family="paragraph">
      <style:paragraph-properties fo:margin-top="0.0694in" fo:margin-bottom="0.2in" fo:line-height="100%"/>
    </style:style>
    <style:style style:name="T19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9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9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9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195" style:parent-style-name="Normal" style:family="paragraph">
      <style:paragraph-properties fo:margin-top="0.0694in" fo:margin-bottom="0.2in" fo:line-height="100%"/>
      <style:text-properties style:font-name="Arial" style:font-name-asian="Times New Roman" style:font-name-complex="Arial" fo:color="#404040" fo:letter-spacing="0.002in" fo:font-size="13pt" style:font-size-asian="13pt" style:font-size-complex="13pt" style:language-asian="en" style:country-asian="IE"/>
    </style:style>
    <style:style style:name="P196" style:parent-style-name="Normal" style:family="paragraph">
      <style:paragraph-properties fo:margin-top="0.0694in" fo:margin-bottom="0.2in" fo:line-height="100%"/>
    </style:style>
    <style:style style:name="T19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198"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19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0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01" style:parent-style-name="Normal" style:family="paragraph">
      <style:paragraph-properties fo:margin-top="0.0694in" fo:margin-bottom="0.2in" fo:line-height="100%"/>
    </style:style>
    <style:style style:name="T20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0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04"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05"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06"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207" style:parent-style-name="Normal" style:family="paragraph">
      <style:paragraph-properties fo:margin-top="0.0694in" fo:margin-bottom="0.2in" fo:line-height="100%"/>
    </style:style>
    <style:style style:name="T20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0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10"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1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12" style:parent-style-name="Normal" style:family="paragraph">
      <style:paragraph-properties fo:margin-top="0.0694in" fo:margin-bottom="0.2in" fo:line-height="100%"/>
    </style:style>
    <style:style style:name="T21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1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15"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1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17"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1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19"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220" style:parent-style-name="Normal" style:family="paragraph">
      <style:paragraph-properties fo:margin-top="0.0694in" fo:margin-bottom="0.2in" fo:line-height="100%"/>
    </style:style>
    <style:style style:name="T22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22"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2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24"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25"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2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27" style:parent-style-name="Normal" style:family="paragraph">
      <style:paragraph-properties fo:margin-top="0.0694in" fo:margin-bottom="0.2in" fo:line-height="100%"/>
    </style:style>
    <style:style style:name="T228"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29"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30"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3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32"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33"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34" style:parent-style-name="Normal" style:family="paragraph">
      <style:paragraph-properties fo:margin-top="0.3333in" fo:margin-bottom="0.0833in" fo:line-height="100%" fo:background-color="#F3F3F3"/>
      <style:text-properties style:font-name="Arial" style:font-name-asian="Times New Roman" style:font-name-complex="Arial" fo:font-weight="bold" style:font-weight-asian="bold" style:font-weight-complex="bold" fo:color="#00577B" fo:letter-spacing="0.002in" fo:font-size="16pt" style:font-size-asian="16pt" style:font-size-complex="16pt" style:language-asian="en" style:country-asian="IE"/>
    </style:style>
    <style:style style:name="P235" style:parent-style-name="Normal" style:family="paragraph">
      <style:paragraph-properties fo:margin-top="0.0694in" fo:margin-bottom="0.0694in" fo:line-height="100%" fo:margin-left="0in">
        <style:tab-stops>
          <style:tab-stop style:type="left" style:position="0.5in"/>
        </style:tab-stops>
      </style:paragraph-properties>
    </style:style>
    <style:style style:name="T23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37"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38"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3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40"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41"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T242"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43"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P244" style:parent-style-name="Normal" style:family="paragraph">
      <style:paragraph-properties fo:margin-top="0.0694in" fo:margin-bottom="0.0694in" fo:line-height="100%" fo:margin-left="0in">
        <style:tab-stops>
          <style:tab-stop style:type="left" style:position="0.5in"/>
        </style:tab-stops>
      </style:paragraph-properties>
    </style:style>
    <style:style style:name="T245"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46"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47" style:parent-style-name="Normal" style:family="paragraph">
      <style:paragraph-properties fo:margin-top="0.0694in" fo:margin-bottom="0.0694in" fo:line-height="100%" fo:margin-left="0in">
        <style:tab-stops>
          <style:tab-stop style:type="left" style:position="0.5in"/>
        </style:tab-stops>
      </style:paragraph-properties>
    </style:style>
    <style:style style:name="T248"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49"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50" style:parent-style-name="Normal" style:family="paragraph">
      <style:paragraph-properties fo:margin-top="0.0694in" fo:margin-bottom="0.0694in" fo:line-height="100%" fo:margin-left="0in">
        <style:tab-stops>
          <style:tab-stop style:type="left" style:position="0.5in"/>
        </style:tab-stops>
      </style:paragraph-properties>
    </style:style>
    <style:style style:name="T251"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style:style style:name="T252" style:parent-style-name="DefaultParagraphFont" style:family="text">
      <style:text-properties style:font-name="Arial" style:font-name-asian="Times New Roman" style:font-name-complex="Arial" fo:color="#404040" fo:letter-spacing="0.002in" fo:font-size="13pt" style:font-size-asian="13pt" style:font-size-complex="13pt" style:language-asian="en" style:country-asian="IE"/>
    </style:style>
    <style:style style:name="P253" style:parent-style-name="Normal" style:family="paragraph">
      <style:paragraph-properties fo:margin-top="0.0694in" fo:margin-bottom="0.0694in" fo:line-height="100%" fo:margin-left="0in">
        <style:tab-stops>
          <style:tab-stop style:type="left" style:position="0.5in"/>
        </style:tab-stops>
      </style:paragraph-properties>
    </style:style>
    <style:style style:name="T254" style:parent-style-name="DefaultParagraphFont" style:family="text">
      <style:text-properties style:font-name="Arial" style:font-name-asian="Times New Roman" style:font-name-complex="Arial" fo:color="#005B9E" fo:letter-spacing="0.002in" fo:font-size="13pt" style:font-size-asian="13pt" style:font-size-complex="13pt" style:text-underline-type="single" style:text-underline-style="solid" style:text-underline-width="auto" style:text-underline-mode="continuous" style:language-asian="en" style:country-asian="IE"/>
    </style:style>
  </office:automatic-styles>
  <office:body>
    <office:text text:use-soft-page-breaks="true">
      <text:h text:style-name="P1" text:outline-level="2">Introduction</text:h>
      <text:p text:style-name="P2"><text:span text:style-name="T3">Employers must ensure that their employees receive certain basic employment rights. These rights are governed by </text:span><text:a xlink:href="https://www.citizensinformation.ie/en/employment/employment_rights_and_conditions/employment_rights_and_duties/employment_law_update.en.html" office:target-frame-name="_top" xlink:show="replace"><text:span text:style-name="T4">detailed employment legislation</text:span></text:a><text:span text:style-name="T5">. If you employ people or are setting up a business that will employ<text:s/></text:span><text:span text:style-name="T6">people, you need to be familiar with your responsibilities and your </text:span><text:a xlink:href="https://www.citizensinformation.ie/en/employment/employment_rights_and_conditions/employment_rights_and_duties/employee_rights_and_entitlements.en.html" office:target-frame-name="_top" xlink:show="replace"><text:span text:style-name="T7">employees’ rights</text:span></text:a><text:span text:style-name="T8">.<text:s/></text:span><text:span text:style-name="T9">In this document, we focus on your duties to your employees.</text:span></text:p>
      <text:h text:style-name="P10" text:outline-level="3">Definition of an employee</text:h>
      <text:p text:style-name="P11"><text:span text:style-name="T12">Employers engage people on </text:span><text:span text:style-name="T13">contracts of service</text:span><text:span text:style-name="T14"> or </text:span><text:span text:style-name="T15">contracts for services</text:span><text:span text:style-name="T16">:</text:span></text:p>
      <text:list text:style-name="LFO1" text:continue-numbering="true">
        <text:list-item>
          <text:p text:style-name="P17"><text:span text:style-name="T18">People engaged under a </text:span><text:span text:style-name="T19">contract of service</text:span><text:span text:style-name="T20"> are employees and are protected by<text:s/></text:span><text:span text:style-name="T21">employment legislation.</text:span></text:p>
        </text:list-item>
        <text:list-item>
          <text:p text:style-name="P22"><text:span text:style-name="T23">People engaged under a </text:span><text:span text:style-name="T24">contract for services</text:span><text:span text:style-name="T25"> are independent or self-employed contractors. They are not considered employees and may not be protected by all employment legislation.</text:span></text:p>
        </text:list-item>
      </text:list>
      <text:p text:style-name="P26">The distinction between these types of contract can<text:s/>sometimes be unclear. But the type of contract can have serious implications for the employer and employee in matters such as employment protection legislation, taxation and social welfare.</text:p>
      <text:p text:style-name="P27"><text:span text:style-name="T28">You can find more information in our documents on </text:span><text:a xlink:href="https://www.citizensinformation.ie/en/employment/types_of_employment/types_of_employment.en.html" office:target-frame-name="_top" xlink:show="replace"><text:span text:style-name="T29">different types of employment</text:span></text:a><text:span text:style-name="T30">, </text:span><text:a xlink:href="https://www.citizensinformation.ie/en/employment/types_of_employment/employment_rights_of_part_time_workers.en.html" office:target-frame-name="_top" xlink:show="replace"><text:span text:style-name="T31">part-time workers</text:span></text:a><text:span text:style-name="T32">, </text:span><text:a xlink:href="https://www.citizensinformation.ie/en/employment/types_of_employment/agency_workers.en.html" office:target-frame-name="_top" xlink:show="replace"><text:span text:style-name="T33">agency workers</text:span></text:a><text:span text:style-name="T34"> and </text:span><text:a xlink:href="https://www.citizensinformation.ie/en/employment/employment_rights_and_conditions/contracts_of_employment/fixed_term_or_specified_purpose_contracts.en.html" office:target-frame-name="_top" xlink:show="replace"><text:span text:style-name="T35">workers on fixed-term or specified purpose contracts</text:span></text:a><text:span text:style-name="T36">.</text:span></text:p>
      <text:h text:style-name="P37" text:outline-level="3">Employment services and supports</text:h>
      <text:p text:style-name="P38"><text:span text:style-name="T39">Intreo is a service from the </text:span><text:a xlink:href="http://www.welfare.ie/en/Pages/Intreo_home.aspx" office:target-frame-name="_top" xlink:show="replace"><text:span text:style-name="T40">Department of Employment Affairs and Social Protection</text:span></text:a><text:span text:style-name="T41"> that provides a single point of contact for all employment and income supports.</text:span></text:p>
      <text:p text:style-name="P42">Its range of services for employers include:</text:p>
      <text:list text:style-name="LFO2" text:continue-numbering="true">
        <text:list-item>
          <text:p text:style-name="P43"><text:a xlink:href="https://www.jobsireland.ie/" office:target-frame-name="_top" xlink:show="replace"><text:span text:style-name="T44">Jobs Ireland</text:span></text:a><text:span text:style-name="T45"> – an employment service which gives employers access to jobseekers</text:span></text:p>
        </text:list-item>
        <text:list-item>
          <text:p text:style-name="P46">Financial support for employers who create new and additional jobs through JobsPlus and similar schemes</text:p>
        </text:list-item>
        <text:list-item>
          <text:p text:style-name="P47"><text:span text:style-name="T48">Workplace supports to assist<text:s/></text:span><text:span text:style-name="T49">employees with disabilities, including the </text:span><text:a xlink:href="http://www.citizensinformation.ie/en/employment/employment_and_disability/grant_aid_scheme_for_employers_with_disabled_staff.en.html" office:target-frame-name="_top" xlink:show="replace"><text:span text:style-name="T50">Wage Subsidy Scheme</text:span></text:a><text:span text:style-name="T51"> and the </text:span><text:a xlink:href="http://www.citizensinformation.ie/en/employment/employment_and_disability/grants_for_employers_to_retain_employees_with_disabilities.en.html" office:target-frame-name="_top" xlink:show="replace"><text:span text:style-name="T52">Employee Retention Scheme</text:span></text:a></text:p>
        </text:list-item>
      </text:list>
      <text:h text:style-name="P53" text:outline-level="2">Coronavirus (COVID-19)</text:h>
      <text:soft-page-break/>
      <text:p text:style-name="P54"><text:span text:style-name="T55">Our document </text:span><text:a xlink:href="https://www.citizensinformation.ie/en/employment/employment_rights_during_covid19_restrictions.en.html" office:target-frame-name="_top" xlink:show="replace"><text:span text:style-name="T56">employment rights during COVID-19 restrictions</text:span></text:a><text:span text:style-name="T57"> has the latest information about the rights of employees and the obligations of employers d</text:span><text:span text:style-name="T58">uring the COVID-19 emergency period.</text:span></text:p>
      <text:p text:style-name="P59"><text:span text:style-name="T60">You can read about your employer's obligations when you are </text:span><text:a xlink:href="https://www.citizensinformation.ie/en/employment/employment_rights_and_conditions/health_and_safety/working_at_home.en.html" office:target-frame-name="_top" xlink:show="replace"><text:span text:style-name="T61">working at home du</text:span><text:span text:style-name="T62">ring COVID-19.</text:span></text:a></text:p>
      <text:h text:style-name="P63" text:outline-level="2">Contracts and terms of employment</text:h>
      <text:p text:style-name="P64"><text:span text:style-name="T65">If your employees are working for a regular wage or salary, they automatically have a contract of employment. The full contract of employment does not have to be put in writing. However, your employee must r</text:span><text:span text:style-name="T66">eceive a written statement of </text:span><text:span text:style-name="T67">5 core terms of employment</text:span><text:span text:style-name="T68"> within the first 5 days of starting a job.</text:span></text:p>
      <text:p text:style-name="P69">These core terms are:</text:p>
      <text:list text:style-name="LFO3" text:continue-numbering="true">
        <text:list-item>
          <text:p text:style-name="P70">The full names of the employer and employee</text:p>
        </text:list-item>
        <text:list-item>
          <text:p text:style-name="P71">The address of the employer</text:p>
        </text:list-item>
        <text:list-item>
          <text:p text:style-name="P72">The expected duration of the contract (where the contract is temporary or fixed term)</text:p>
        </text:list-item>
        <text:list-item>
          <text:p text:style-name="P73">The rate or method of calculating pay and the pay reference period for the purposes of the National Minimum Wage Act 2000 (a week, a fortnight or a month)</text:p>
        </text:list-item>
        <text:list-item>
          <text:p text:style-name="P74">What you reasonably expect the normal length of the employee’s working day<text:s/>and week to be, in a normal working day and in a normal working week</text:p>
        </text:list-item>
      </text:list>
      <text:p text:style-name="P75"><text:span text:style-name="T76">You must provide the employee with a statement of the remaining terms within 2 months of their starting work. You can get details in our document </text:span><text:a xlink:href="https://www.citizensinformation.ie/en/employment/employment_rights_and_conditions/contracts_of_employment/contract_of_employment.en.html" office:target-frame-name="_top" xlink:show="replace"><text:span text:style-name="T77">Contract of employment</text:span></text:a><text:span text:style-name="T78">.</text:span></text:p>
      <text:p text:style-name="P79">Most terms and conditions of employment are stated in a written contract or a company handbook. However, custom and practice in the workplace can also constitute a term of employment (for example, a mid-morning break of 10 minutes).</text:p>
      <text:p text:style-name="P80"><text:span text:style-name="T81">If you want to change a term or condition of employment, you must agree this change with the employee. Under contract law, both the employer a</text:span><text:span text:style-name="T82">nd the employee must consent to </text:span><text:a xlink:href="https://www.citizensinformation.ie/en/employment/employment_rights_and_conditions/contracts_of_employment/change_job_contract.en.html" office:target-frame-name="_top" xlink:show="replace"><text:span text:style-name="T83">changes in the terms of a contract</text:span></text:a><text:span text:style-name="T84">. You can read more about contracts in<text:s/></text:span><text:span text:style-name="T85">our document: </text:span><text:a xlink:href="https://www.citizensinformation.ie/en/employment/employment_rights_and_conditions/contracts_of_employment/contract_of_employment.en.html" office:target-frame-name="_top" xlink:show="replace"><text:span text:style-name="T86">Contract of employment</text:span></text:a><text:span text:style-name="T87">.</text:span></text:p>
      <text:h text:style-name="P88" text:outline-level="3">Rates of pay</text:h>
      <text:p text:style-name="P89"><text:span text:style-name="T90">Most workers are entitled to be paid a </text:span><text:a xlink:href="https://www.citizensinformation.ie/en/employment/employment_rights_and_conditions/pay_and_employment/pay_inc_min_wage.en.html" office:target-frame-name="_top" xlink:show="replace"><text:span text:style-name="T91">minimum wage of €10.10 per hour</text:span></text:a><text:span text:style-name="T92">. However, there are some exceptions to this, such as apprentices, people<text:s/></text:span><text:soft-page-break/><text:span text:style-name="T93">aged under 20 and pe</text:span><text:span text:style-name="T94">ople employed by close relatives. You must give your employees </text:span><text:a xlink:href="https://www.citizensinformation.ie/en/employment/employment_rights_and_conditions/pay_and_employment/pay_slip.en.html" office:target-frame-name="_top" xlink:show="replace"><text:span text:style-name="T95">payslips</text:span></text:a><text:span text:style-name="T96">. These show their wages and any deductions that h</text:span><text:span text:style-name="T97">ave been made.</text:span></text:p>
      <text:h text:style-name="P98" text:outline-level="3">Hours of work, breaks and rest periods</text:h>
      <text:p text:style-name="P99"><text:span text:style-name="T100">You are responsible for ensuring that your employees are given adequate rest. The Organisation of Working Time Act 1997 sets down the rules governing </text:span><text:a xlink:href="https://www.citizensinformation.ie/en/employment/employment_rights_and_conditions/hours_of_work/working_week.en.html" office:target-frame-name="_top" xlink:show="replace"><text:span text:style-name="T101">maximum working hours</text:span></text:a><text:span text:style-name="T102"> and </text:span><text:a xlink:href="https://www.citizensinformation.ie/en/employment/employment_rights_and_conditions/hours_of_work/rest_periods_and_breaks.en.html" office:target-frame-name="_top" xlink:show="replace"><text:span text:style-name="T103">daily and weekly rest breaks</text:span></text:a><text:span text:style-name="T104">.</text:span></text:p>
      <text:h text:style-name="P105" text:outline-level="3">Leave</text:h>
      <text:p text:style-name="P106"><text:span text:style-name="T107">Nearly all employees are entitled to </text:span><text:a xlink:href="https://www.citizensinformation.ie/en/employment/employment_rights_and_conditions/leave_and_holidays/annual_leave_public_holidays.en.html" office:target-frame-name="_top" xlink:show="replace"><text:span text:style-name="T108">annual leave</text:span></text:a><text:span text:style-name="T109"> and </text:span><text:a xlink:href="https://www.citizensinformation.ie/en/employment/employment_rights_and_conditions/leave_and_holidays/public_holidays_in_ireland.en.html" office:target-frame-name="_top" xlink:show="replace"><text:span text:style-name="T110">public holidays</text:span></text:a><text:span text:style-name="T111">, from the time they start work. Most employees are<text:s/></text:span><text:span text:style-name="T112">entitled to 4 weeks’ paid annual leave for each leave year. Part-time workers’ entitlement is generally calculated as 8% of the hours worked, up to a maximum of 4 working weeks for each leave year.</text:span></text:p>
      <text:p text:style-name="P113"><text:span text:style-name="T114">You can decide when your employees take annual leave, taki</text:span><text:span text:style-name="T115">ng into consideration work and personal requirements. However, you should consult your employee or their union in advance. Your employee can request pay for annual leave in advance. You must let employees take statutory protective leave, such as </text:span><text:a xlink:href="https://www.citizensinformation.ie/en/employment/employment_rights_and_conditions/leave_and_holidays/maternity_leave.en.html" office:target-frame-name="_top" xlink:show="replace"><text:span text:style-name="T116">maternity leave</text:span></text:a><text:span text:style-name="T117">, </text:span><text:a xlink:href="https://www.citizensinformation.ie/en/employment/employment_rights_and_conditions/leave_and_holidays/paternity_leave.en.html" office:target-frame-name="_top" xlink:show="replace"><text:span text:style-name="T118">paternity leave</text:span></text:a><text:span text:style-name="T119">, health and safety leave, </text:span><text:a xlink:href="https://www.citizensinformation.ie/en/employment/employment_rights_and_conditions/leave_and_holidays/parental_leave.en.html" office:target-frame-name="_top" xlink:show="replace"><text:span text:style-name="T120">parental leave</text:span></text:a><text:span text:style-name="T121">, </text:span><text:a xlink:href="https://www.citizensinformation.ie/en/employment/employment_rights_and_conditions/leave_and_holidays/adoptive_leave.en.html" office:target-frame-name="_top" xlink:show="replace"><text:span text:style-name="T122">adoptive leave</text:span></text:a><text:span text:style-name="T123">, and </text:span><text:a xlink:href="https://www.citizensinformation.ie/en/employment/employment_rights_and_conditions/leave_and_holidays/carers_leave_from_employment.en.html" office:target-frame-name="_top" xlink:show="replace"><text:span text:style-name="T124">carer’s leave</text:span></text:a><text:span text:style-name="T125">. There is specific legislation setting down the rules for each entitlement.</text:span></text:p>
      <text:h text:style-name="P126" text:outline-level="2">Tax and PRSI</text:h>
      <text:p text:style-name="P127"><text:span text:style-name="T128">You are responsible for deducting the correct amount of tax, PRSI and Universal Social Charge from your<text:s/></text:span><text:span text:style-name="T129">employees’ wages and remitting these to Revenue using the PAYE system. You also </text:span><text:a xlink:href="https://www.citizensinformation.ie/en/social_welfare/irish_social_welfare_system/social_insurance_prsi/employer_s_duty_to_pay_social_insurance_prsi.en.html" office:target-frame-name="_top" xlink:show="replace"><text:span text:style-name="T130">pay</text:span><text:span text:style-name="T131"><text:s/>employer’s PRSI contributions</text:span></text:a><text:span text:style-name="T132">. You must </text:span><text:a xlink:href="http://www.revenue.ie/en/business/employers-paye.html" office:target-frame-name="_top" xlink:show="replace"><text:span text:style-name="T133">register as an employer with Revenue</text:span></text:a><text:span text:style-name="T134">. You can read the </text:span><text:a xlink:href="https://www.revenue.ie/en/tax-professionals/tdm/income-tax-capital-gains-tax-corporation-tax/part-42/42-04-35a.pdf" office:target-frame-name="_top" xlink:show="replace"><text:span text:style-name="T135">Employer’s Guide to PAYE</text:span></text:a><text:span text:style-name="T136"> and the </text:span><text:a xlink:href="https://www.revenue.ie/en/employing-people/becoming-an-employer-and-ongoing-obligations/employer-obligations-from-1-january-2019/index.aspx" office:target-frame-name="_top" xlink:show="replace"><text:span text:style-name="T137">changes to the PAYE sys</text:span><text:span text:style-name="T138">tem</text:span></text:a><text:span text:style-name="T139"> in 2019 on the Revenue website. You can get information about PRSI on welfare.ie</text:span></text:p>
      <text:h text:style-name="P140" text:outline-level="2">JobsPlus</text:h>
      <text:p text:style-name="P141"><text:span text:style-name="T142">The </text:span><text:a xlink:href="https://www.citizensinformation.ie/en/employment/unemployment_and_redundancy/employment_support_schemes/jobsplus.en.html" office:target-frame-name="_top" xlink:show="replace"><text:span text:style-name="T143">JobsPlus</text:span></text:a><text:span text:style-name="T144"> scheme is a</text:span><text:span text:style-name="T145">n employer incentive which encourages and rewards employers who employ jobseekers on the Live Register. It aims to encourage employers and businesses to employ people who have been out of work for long periods. The Department of Employment Affairs and Soci</text:span><text:span text:style-name="T146">al Protection pays the incentive monthly in arrears over a two-year period. It provides two levels of regular cash payments:</text:span></text:p>
      <text:soft-page-break/>
      <text:list text:style-name="LFO4" text:continue-numbering="true">
        <text:list-item>
          <text:p text:style-name="P147">A payment of €7,500 for each person recruited who has been unemployed for more than 12 but less than 24 months</text:p>
        </text:list-item>
        <text:list-item>
          <text:p text:style-name="P148">A payment of €10,000<text:s/>for each person recruited who has been unemployed for more than 24 months</text:p>
        </text:list-item>
      </text:list>
      <text:h text:style-name="P149" text:outline-level="2">Employment records</text:h>
      <text:p text:style-name="P150">You must comply with your data protection obligations when collecting CVs and related information about individuals. Legal obligations set out in<text:s/>employment law have not been affected by the General Data Protection Regulation (GDPR). For example, you must continue to keep certain data, such as records of employees’ working hours and rates of pay. These employee records show that you are compliant with employment legislation.</text:p>
      <text:p text:style-name="P151"><text:span text:style-name="T152">You must allow access to these records during an inspection by officers from the </text:span><text:a xlink:href="https://www.citizensinformation.ie/en/employment/enforcement_and_redress/labour_relations_commission.en.html" office:target-frame-name="_top" xlink:show="replace"><text:span text:style-name="T153">Workplace Relations Co</text:span><text:span text:style-name="T154">mmission</text:span></text:a><text:span text:style-name="T155">. See </text:span><text:a xlink:href="https://www.workplacerelations.ie/en/Publications_Forms/Employers_Guide_to_Inspections.pdf" office:target-frame-name="_top" xlink:show="replace"><text:span text:style-name="T156">workplacerelations.ie</text:span></text:a><text:span text:style-name="T157"> for a guide to how inspections are carried out.</text:span></text:p>
      <text:p text:style-name="P158"><text:span text:style-name="T159">Under data protection legislation, employees can find out what i</text:span><text:span text:style-name="T160">nformation an organisation holds about them by making a request to </text:span><text:a xlink:href="https://www.dataprotection.ie/en/individuals/know-your-rights/right-access-information" office:target-frame-name="_top" xlink:show="replace"><text:span text:style-name="T161">access personal data</text:span></text:a><text:span text:style-name="T162">. You must have procedures in place to respond within 1 month to<text:s/></text:span><text:span text:style-name="T163">personal data access requests from employees. This period can be extended by a further 2 months if requests are complex or numerous – see ‘General Data Protection Regulation’ below.</text:span></text:p>
      <text:h text:style-name="P164" text:outline-level="2">Health and safety in the workplace</text:h>
      <text:p text:style-name="P165"><text:span text:style-name="T166">Under the Safety, Health and Welfare at</text:span><text:span text:style-name="T167"><text:s/>Work Act 2005 employers must, as far as is reasonably practicable, ensure </text:span><text:a xlink:href="https://www.citizensinformation.ie/en/employment/employment_rights_and_conditions/health_and_safety/health_safety_work.en.html" office:target-frame-name="_top" xlink:show="replace"><text:span text:style-name="T168">employees’ safety, health and welfare</text:span><text:span text:style-name="T169"><text:s/>at work</text:span></text:a><text:span text:style-name="T170">. To prevent workplace injuries and ill health you must:</text:span></text:p>
      <text:list text:style-name="LFO5" text:continue-numbering="true">
        <text:list-item>
          <text:p text:style-name="P171">Provide and maintain safe workplaces, machinery and equipment</text:p>
        </text:list-item>
        <text:list-item>
          <text:p text:style-name="P172">Prevent risks from the use of any article or substance and from exposure to physical agents, noise and vibration</text:p>
        </text:list-item>
        <text:list-item>
          <text:p text:style-name="P173">Prevent any improper conduct or behaviour likely to put the safety, health and welfare of employees at risk (‘horseplay’ and bullying at work come under this category)</text:p>
        </text:list-item>
        <text:list-item>
          <text:p text:style-name="P174">Provide instruction and training to employees on health and safety</text:p>
        </text:list-item>
        <text:list-item>
          <text:p text:style-name="P175">Provide protective clothing and<text:s/>equipment to employees (at no cost to employees)</text:p>
        </text:list-item>
        <text:list-item>
          <text:p text:style-name="P176">Appoint a competent person as the organisation’s safety officer</text:p>
        </text:list-item>
      </text:list>
      <text:p text:style-name="P177"><text:span text:style-name="T178">Every employer must carry out a risk assessment for their workplace. A risk assessment identifies any hazards in the workplace,<text:s/></text:span><text:span text:style-name="T179">assesses the risks<text:s/></text:span><text:soft-page-break/><text:span text:style-name="T180">arising from such hazards and identifies the steps needed to deal with these risks. You must also prepare a safety statement based on the risk assessment. Tools to help you with these tasks are provided by the </text:span><text:a xlink:href="http://www.hsa.ie/" office:target-frame-name="_top" xlink:show="replace"><text:span text:style-name="T181">Health and Safety Authority</text:span></text:a><text:span text:style-name="T182">. You must report any accident that results in an employee missing 3 consecutive days at work (not including the day of the accident) to the Health and Safety Authority.</text:span></text:p>
      <text:h text:style-name="P183" text:outline-level="2">Disciplinary procedures and dismissal</text:h>
      <text:p text:style-name="P184"><text:span text:style-name="T185">The Workplac</text:span><text:span text:style-name="T186">e Relations Commission has a </text:span><text:a xlink:href="https://www.workplacerelations.ie/en/what_you_should_know/codes_practice/cop3/" office:target-frame-name="_top" xlink:show="replace"><text:span text:style-name="T187">Code of Practice: Grievance and Disciplinary Procedures</text:span></text:a><text:span text:style-name="T188">. This states that employers should have written grievance and disciplinary<text:s/></text:span><text:span text:style-name="T189">procedures. Disciplinary procedures set out the stages and process you should follow when dealing with the alleged shortcomings of an employee.</text:span></text:p>
      <text:p text:style-name="P190"><text:span text:style-name="T191">Generally, the procedures allow for informal warnings, which escalate to written warnings and ultimately to dism</text:span><text:span text:style-name="T192">issal. Under the Unfair Dismissals Acts you must give employees written notice of these procedures before </text:span><text:a xlink:href="https://www.citizensinformation.ie/en/employment/unemployment_and_redundancy/dismissal/unfair_dismissal.en.html" office:target-frame-name="_top" xlink:show="replace"><text:span text:style-name="T193">dismissal</text:span></text:a><text:span text:style-name="T194">.</text:span></text:p>
      <text:p text:style-name="P195">You must give your employees a copy of your grievance and disciplinary procedures within 28 days of their starting their contract of employment. If you are considering dismissing an employee, you must follow fair procedures. These include giving your employee appropriate warnings, making them fully aware of the allegations against them and giving them an opportunity to present their side. You must also give them the opportunity to be represented in any disciplinary procedures by, for example, a trade union official or other representative.</text:p>
      <text:p text:style-name="P196"><text:span text:style-name="T197">If you do dismiss an employee, you must be able to show you had </text:span><text:a xlink:href="https://www.citizensinformation.ie/en/employment/unemployment_and_redundancy/dismissal/fair_grounds_for_dismissal.en.html" office:target-frame-name="_top" xlink:show="replace"><text:span text:style-name="T198">fair grounds for dismissal</text:span></text:a><text:span text:style-name="T199"> an</text:span><text:span text:style-name="T200">d followed fair procedures.</text:span></text:p>
      <text:p text:style-name="P201"><text:span text:style-name="T202">You can read about redundancy procedures in our document on </text:span><text:a xlink:href="https://www.citizensinformation.ie/en/employment/types_of_employment/self_employment/closing_or_selling_a_business_in_ireland.en.html" office:target-frame-name="_top" xlink:show="replace"><text:span text:style-name="T203">closing a<text:s/></text:span><text:span text:style-name="T204">business</text:span></text:a><text:span text:style-name="T205">.</text:span></text:p>
      <text:h text:style-name="P206" text:outline-level="2">Redundancy</text:h>
      <text:p text:style-name="P207"><text:span text:style-name="T208">If your business closes or you are reducing staff numbers, you may need to make employees redundant. You may have to do this because there is a lack of work, or if you are reorganising the business, or due to the financial position of<text:s/></text:span><text:span text:style-name="T209">the business. When making an employee redundant, you must follow certain </text:span><text:a xlink:href="https://www.citizensinformation.ie/en/employment/unemployment_and_redundancy/redundancy/redundancy_procedures.en.html" office:target-frame-name="_top" xlink:show="replace"><text:span text:style-name="T210">procedures</text:span></text:a><text:span text:style-name="T211">.</text:span></text:p>
      <text:p text:style-name="P212"><text:span text:style-name="T213">You can read more about redundancy i</text:span><text:span text:style-name="T214">n our </text:span><text:a xlink:href="https://www.citizensinformation.ie/en/employment/unemployment_and_redundancy/redundancy/overview_redundancy.en.html" office:target-frame-name="_top" xlink:show="replace"><text:span text:style-name="T215">redundancy overview</text:span></text:a><text:span text:style-name="T216">. You can also find information in our document on </text:span><text:a xlink:href="https://www.citizensinformation.ie/en/employment/types_of_employment/self_employment/closing_or_selling_a_business_in_ireland.en.html" office:target-frame-name="_top" xlink:show="replace"><text:span text:style-name="T217">closing or selling a business</text:span></text:a><text:span text:style-name="T218">.</text:span></text:p>
      <text:soft-page-break/>
      <text:h text:style-name="P219" text:outline-level="2">General Data Protection Regulation (GDPR)</text:h>
      <text:p text:style-name="P220"><text:span text:style-name="T221">The </text:span><text:a xlink:href="https://www.citizensinformation.ie/en/government_in_ireland/data_protection/overview_of_general_data_protection_regulation.en.html" office:target-frame-name="_top" xlink:show="replace"><text:span text:style-name="T222">General Data Protection Regulation (GDPR)</text:span></text:a><text:span text:style-name="T223"> came into force across the EU on 25 May 2018. This regulation significantly increased employers’ obligations and responsibilities in relation</text:span><text:span text:style-name="T224"><text:s/>to how they collect, use and protect personal data. You can read more about data protection law in our document to </text:span><text:a xlink:href="https://www.citizensinformation.ie/en/employment/employment_rights_and_conditions/data_protection_at_work/data_protection_in_the_workplace.en.html" office:target-frame-name="_top" xlink:show="replace"><text:span text:style-name="T225">data protection in the workplace</text:span></text:a><text:span text:style-name="T226">.</text:span></text:p>
      <text:p text:style-name="P227"><text:span text:style-name="T228">If you use CCTV in the workplace or monitor your employees’ use of email, internet and the phone, you can find useful information in our document on </text:span><text:a xlink:href="https://www.citizensinformation.ie/en/employment/employment_rights_and_conditions/data_protection_at_work/surveillance_of_electronic_communications_in_the_workplace.en.html" office:target-frame-name="_top" xlink:show="replace"><text:span text:style-name="T229">surveillance in the workplace</text:span></text:a><text:span text:style-name="T230">. If your employees are working with children or vulnerable adults, they must be vette</text:span><text:span text:style-name="T231">d by the Garda Síochána </text:span><text:a xlink:href="https://www.citizensinformation.ie/en/employment/employment_rights_and_conditions/data_protection_at_work/garda_clearance_for_employees.en.html" office:target-frame-name="_top" xlink:show="replace"><text:span text:style-name="T232">National Vetting Bureau</text:span></text:a><text:span text:style-name="T233">.</text:span></text:p>
      <text:h text:style-name="P234" text:outline-level="2">Further information</text:h>
      <text:list text:style-name="LFO6" text:continue-numbering="true">
        <text:list-item>
          <text:p text:style-name="P235"><text:span text:style-name="T236">Workplace Relations Commis</text:span><text:span text:style-name="T237">sion’s </text:span><text:a xlink:href="https://www.workplacerelations.ie/en/contact_us/contact-details/" office:target-frame-name="_top" xlink:show="replace"><text:span text:style-name="T238">Information and Customer Service</text:span></text:a><text:span text:style-name="T239"> – and see its guide for employers, </text:span><text:a xlink:href="https://www.workplacerelations.ie/en/publications_forms/employment-law-explained.pdf" office:target-frame-name="_top" xlink:show="replace"><text:span text:style-name="T240">Employment Law Explained</text:span></text:a><text:span text:style-name="T241">, and the general </text:span><text:a xlink:href="https://www.workplacerelations.ie/en/publications_forms/employment-law-explained.pdf" office:target-frame-name="_top" xlink:show="replace"><text:span text:style-name="T242">guide to emp</text:span><text:span text:style-name="T243">loyment law</text:span></text:a></text:p>
        </text:list-item>
        <text:list-item>
          <text:p text:style-name="P244"><text:a xlink:href="http://www.calledi.ie/" office:target-frame-name="_top" xlink:show="replace"><text:span text:style-name="T245">Employers’ Disability Information Service</text:span></text:a><text:span text:style-name="T246"> for information and advice on employing staff with disabilities</text:span></text:p>
        </text:list-item>
        <text:list-item>
          <text:p text:style-name="P247"><text:a xlink:href="http://www.ibec.ie/" office:target-frame-name="_top" xlink:show="replace"><text:span text:style-name="T248">IBEC</text:span></text:a><text:span text:style-name="T249"> (Irish Business and Employers Confederation)</text:span></text:p>
        </text:list-item>
        <text:list-item>
          <text:p text:style-name="P250"><text:a xlink:href="http://www.isme.ie/" office:target-frame-name="_top" xlink:show="replace"><text:span text:style-name="T251">ISME</text:span></text:a><text:span text:style-name="T252"> (Irish Small and Medium Enterprises Association)</text:span></text:p>
        </text:list-item>
        <text:list-item>
          <text:p text:style-name="P253"><text:a xlink:href="http://www.sfa.ie/" office:target-frame-name="_top" xlink:show="replace"><text:span text:style-name="T254">Small Firms Association</text:span></text: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en" style:country-asian="IE"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en" style:country-asian="IE"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IE"/>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I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hanna Dawe.dbc</meta:initial-creator>
    <dc:creator>Jean Young.dbc</dc:creator>
    <meta:creation-date>2021-09-06T13:55:00Z</meta:creation-date>
    <dc:date>2021-09-06T13:55:00Z</dc:date>
    <meta:template xlink:href="Normal" xlink:type="simple"/>
    <meta:editing-cycles>2</meta:editing-cycles>
    <meta:editing-duration>PT60S</meta:editing-duration>
    <meta:document-statistic meta:page-count="6" meta:paragraph-count="36" meta:word-count="2698" meta:character-count="18043" meta:row-count="128" meta:non-whitespace-character-count="15381"/>
  </office:meta>
</office:document-meta>
</file>